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2" style:family="graphic" style:parent-style-name="standard">
      <style:graphic-properties draw:textarea-horizontal-align="justify" draw:textarea-vertical-align="middle" draw:auto-grow-height="false" fo:min-height="4.097cm" fo:min-width="7.78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2.168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1.27cm" svg:x="1.07cm" svg:y="0.451cm">
          <text:p text:style-name="P1">Identify updated repo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112cm" svg:height="1.27cm" svg:x="9.706cm" svg:y="0.451cm">
          <text:p text:style-name="P1">Identify new repo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112cm" svg:height="1.27cm" svg:x="5.515cm" svg:y="2.737cm">
          <text:p text:style-name="P1">GitHub event stream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112cm" svg:height="1.27cm" svg:x="1.07cm" svg:y="0.451cm">
          <text:p text:style-name="P1">Identify updated repo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112cm" svg:height="1.27cm" svg:x="10.97cm" svg:y="5.251cm">
          <text:p text:style-name="P1">API GH/BB/GL list r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8.282cm" svg:height="4.347cm" svg:x="0.343cm" svg:y="7.182cm">
          <text:p text:style-name="P2">for r in repos; do echo r</text:p>
          <text:p text:style-name="P2">done | ./get_last &gt; heads</text:p>
          <text:p text:style-name="P2">cat heads | while read c</text:p>
          <text:p text:style-name="P2">do checkHead </text:p>
          <text:p text:style-name="P2">done &gt; doOld <text:s/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8.282cm" svg:height="4.347cm" svg:x="10.47cm" svg:y="7.151cm">
          <text:p text:style-name="P2">for r in nrepos; do echo r</text:p>
          <text:p text:style-name="P2">done | ./get_last &gt; nheads</text:p>
          <text:p text:style-name="P2">cat heads | while read c</text:p>
          <text:p text:style-name="P2">do checkHead </text:p>
          <text:p text:style-name="P2">done <text:s/>&gt; doNe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182cm" svg:y1="1.086cm" svg:x2="9.071cm" svg:y2="2.737cm" draw:start-shape="id1" draw:start-glue-point="1" draw:end-shape="id2" svg:d="M8182 1086h889v1651" svg:viewBox="0 0 890 1652">
          <text:p/>
        </draw:connector>
        <draw:connector draw:style-name="gr3" draw:text-style-name="P1" draw:layer="layout" svg:x1="9.706cm" svg:y1="1.086cm" svg:x2="9.071cm" svg:y2="2.737cm" draw:start-shape="id3" draw:start-glue-point="3" draw:end-shape="id2" draw:end-glue-point="0" svg:d="M9706 1086h-635v1651" svg:viewBox="0 0 636 1652">
          <text:p/>
        </draw:connector>
        <draw:connector draw:style-name="gr3" draw:text-style-name="P1" draw:layer="layout" svg:x1="4.626cm" svg:y1="1.721cm" svg:x2="10.97cm" svg:y2="5.886cm" draw:start-shape="id1" draw:start-glue-point="2" draw:end-shape="id4" draw:end-glue-point="3" svg:d="M4626 1721v4165h6344" svg:viewBox="0 0 6345 4166">
          <text:p/>
        </draw:connector>
        <draw:connector draw:style-name="gr3" draw:text-style-name="P1" draw:layer="layout" svg:x1="13.262cm" svg:y1="1.721cm" svg:x2="14.526cm" svg:y2="5.251cm" draw:start-shape="id3" draw:start-glue-point="2" draw:end-shape="id4" draw:end-glue-point="0" svg:d="M13262 1721v1765h1264v1765" svg:viewBox="0 0 1265 3531">
          <text:p/>
        </draw:connector>
        <draw:connector draw:style-name="gr3" draw:text-style-name="P1" draw:layer="layout" svg:x1="9.071cm" svg:y1="4.007cm" svg:x2="4.484cm" svg:y2="7.182cm" draw:start-shape="id2" draw:start-glue-point="2" draw:end-shape="id5" svg:d="M9071 4007v1587h-4587v1588" svg:viewBox="0 0 4588 3176">
          <text:p/>
        </draw:connector>
        <draw:connector draw:style-name="gr3" draw:text-style-name="P1" draw:layer="layout" svg:x1="9.071cm" svg:y1="4.007cm" svg:x2="10.47cm" svg:y2="9.324cm" draw:start-shape="id2" draw:end-shape="id6" draw:end-glue-point="3" svg:d="M9071 4007v5317h1399" svg:viewBox="0 0 1400 5318">
          <text:p/>
        </draw:connector>
        <draw:connector draw:style-name="gr3" draw:text-style-name="P1" draw:layer="layout" svg:x1="14.526cm" svg:y1="6.521cm" svg:x2="14.611cm" svg:y2="7.151cm" draw:start-shape="id4" draw:start-glue-point="2" draw:end-shape="id6" draw:end-glue-point="0" svg:d="M14526 6521v315h85v315" svg:viewBox="0 0 86 631">
          <text:p/>
        </draw:connector>
        <draw:custom-shape draw:style-name="gr4" draw:text-style-name="P1" xml:id="id7" draw:id="id7" draw:layer="layout" svg:width="5.334cm" svg:height="1.905cm" svg:x="12.246cm" svg:y="13.151cm">
          <text:p text:style-name="P1">For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611cm" svg:y1="11.498cm" svg:x2="14.913cm" svg:y2="13.151cm" draw:start-shape="id6" draw:start-glue-point="2" draw:end-shape="id7" svg:d="M14611 11498v826h302v827" svg:viewBox="0 0 303 1654">
          <text:p/>
        </draw:connector>
        <draw:custom-shape draw:style-name="gr1" draw:text-style-name="P1" xml:id="id8" draw:id="id8" draw:layer="layout" svg:width="7.112cm" svg:height="1.27cm" svg:x="0.943cm" svg:y="14.29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27cm" svg:x="1.07cm" svg:y="0.451cm">
          <text:p text:style-name="P1">Identify updated rep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27cm" svg:x="11.37cm" svg:y="15.651cm">
          <text:p text:style-name="P1">clon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913cm" svg:y1="15.056cm" svg:x2="15.16cm" svg:y2="15.519cm" draw:start-shape="id7" draw:start-glue-point="6" svg:d="M14913 15056v501h247v-38" svg:viewBox="0 0 248 502">
          <text:p/>
        </draw:connector>
        <draw:connector draw:style-name="gr5" draw:text-style-name="P1" draw:layer="layout" draw:line-skew="0.952cm" svg:x1="12.246cm" svg:y1="14.104cm" svg:x2="8.055cm" svg:y2="14.929cm" draw:start-shape="id7" draw:start-glue-point="5" draw:end-shape="id8" draw:end-glue-point="1" svg:d="M12246 14104h-1143v825h-3048" svg:viewBox="0 0 4192 826">
          <text:p text:style-name="P1">Yes</text:p>
        </draw:connector>
        <draw:frame draw:style-name="gr6" draw:text-style-name="P3" draw:layer="layout" svg:width="1.311cm" svg:height="1.089cm" svg:x="15.38cm" svg:y="14.929cm">
          <draw:text-box>
            <text:p>No</text:p>
          </draw:text-box>
        </draw:frame>
        <draw:connector draw:style-name="gr3" draw:text-style-name="P1" draw:layer="layout" svg:x1="4.484cm" svg:y1="11.529cm" svg:x2="4.499cm" svg:y2="14.294cm" draw:start-shape="id5" draw:start-glue-point="2" draw:end-shape="id8" svg:d="M4484 11529v1382h15v1383" svg:viewBox="0 0 16 2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304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09:35:17.486016209</meta:creation-date>
    <dc:date>2018-10-16T11:00:52.231693360</dc:date>
    <meta:editing-duration>PT8H18M38S</meta:editing-duration>
    <meta:editing-cycles>2</meta:editing-cycles>
    <meta:generator>LibreOffice/6.0.6.2$Linux_X86_64 LibreOffice_project/00m0$Build-2</meta:generator>
    <meta:document-statistic meta:object-count="23"/>
  </office:meta>
</office:document-meta>
</file>